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0.398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0154in"/>
    </style:style>
    <style:style style:name="co6" style:family="table-column">
      <style:table-column-properties fo:break-before="auto" style:column-width="5.3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74in" fo:break-before="auto" style:use-optimal-row-height="true"/>
    </style:style>
    <style:style style:name="ro3" style:family="table-row">
      <style:table-row-properties style:row-height="0.3409in" fo:break-before="auto" style:use-optimal-row-height="true"/>
    </style:style>
    <style:style style:name="ta1" style:family="table" style:master-page-name="PageStyle_5f_Export_20_B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 style:data-style-name="N100">
      <style:table-cell-properties fo:background-color="#9dc3e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 style:data-style-name="N100">
      <style:table-cell-properties fo:background-color="#9dc3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dc3e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835in" style:writing-mode="page"/>
    </style:style>
    <style:style style:name="ce13" style:family="table-cell" style:parent-style-name="Default" style:data-style-name="N10128">
      <style:table-cell-properties style:rotation-align="none"/>
    </style:style>
    <style:style style:name="ce14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ce18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g</text:p>
          </table:table-cell>
          <table:table-cell table:style-name="ce8" office:value-type="string" calcext:value-type="string" table:number-columns-spanned="1" table:number-rows-spanned="3">
            <text:p>Tag</text:p>
          </table:table-cell>
          <table:table-cell table:style-name="ce10" office:value-type="string" calcext:value-type="string" table:number-columns-spanned="1" table:number-rows-spanned="3">
            <text:p>Part #</text:p>
          </table:table-cell>
          <table:table-cell table:style-name="ce8" office:value-type="string" calcext:value-type="string" table:number-columns-spanned="1" table:number-rows-spanned="3">
            <text:p>Qty</text:p>
          </table:table-cell>
          <table:table-cell table:style-name="ce9" office:value-type="string" calcext:value-type="string">
            <text:p>Length Each</text:p>
          </table:table-cell>
          <table:table-cell table:style-name="ce15" office:value-type="string" calcext:value-type="string" table:number-columns-spanned="1" table:number-rows-spanned="3">
            <text:p>Units</text:p>
          </table:table-cell>
          <table:table-cell table:style-name="ce8" office:value-type="string" calcext:value-type="string" table:number-columns-spanned="1" table:number-rows-spanned="3">
            <text:p>Total Wgt(lbs)</text:p>
          </table:table-cell>
          <table:table-cell table:style-name="ce9" office:value-type="string" calcext:value-type="string">
            <text:p>80/20 Description</text:p>
          </table:table-cell>
          <table:table-cell table:style-name="ce19" office:value-type="string" calcext:value-type="string">
            <text:p>Each</text:p>
          </table:table-cell>
          <table:table-cell table:style-name="ce19" office:value-type="string" calcext:value-type="string">
            <text:p>Price</text:p>
          </table:table-cell>
          <table:table-cell table:number-columns-repeated="1008"/>
        </table:table-row>
        <table:table-row table:style-name="ro1">
          <table:covered-table-cell table:style-name="ce2"/>
          <table:covered-table-cell table:style-name="ce9"/>
          <table:covered-table-cell table:style-name="ce11"/>
          <table:covered-table-cell table:style-name="ce9"/>
          <table:table-cell table:style-name="ce9" office:value-type="string" calcext:value-type="string">
            <text:p>(or area)</text:p>
          </table:table-cell>
          <table:covered-table-cell table:style-name="ce16"/>
          <table:covered-table-cell table:style-name="ce9"/>
          <table:table-cell table:style-name="ce17" office:value-type="string" calcext:value-type="string">
            <text:p>Note:all extrusion dimensions start at the left end</text:p>
          </table:table-cell>
          <table:table-cell table:style-name="ce19" office:value-type="string" calcext:value-type="string">
            <text:p><text:s text:c="11"/>$</text:p>
          </table:table-cell>
          <table:table-cell table:style-name="ce19" office:value-type="string" calcext:value-type="string">
            <text:p><text:s text:c="10"/>$</text:p>
          </table:table-cell>
          <table:table-cell table:number-columns-repeated="1008"/>
        </table:table-row>
        <table:table-row table:style-name="ro1">
          <table:table-cell table:style-name="ce3"/>
          <table:covered-table-cell table:style-name="ce9"/>
          <table:covered-table-cell table:style-name="ce11"/>
          <table:covered-table-cell table:style-name="ce9"/>
          <table:table-cell table:style-name="ce14"/>
          <table:covered-table-cell table:style-name="ce16"/>
          <table:covered-table-cell table:style-name="ce9"/>
          <table:table-cell table:style-name="ce14" table:number-columns-repeated="3"/>
          <table:table-cell table:number-columns-repeated="1008"/>
        </table:table-row>
        <table:table-row table:style-name="ro1">
          <table:table-cell table:style-name="ce4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36 Left; 7036 Right</text:p>
          </table:table-cell>
          <table:table-cell table:number-columns-repeated="2"/>
          <table:table-cell table:style-name="ce20" table:number-columns-repeated="2"/>
          <table:table-cell table:number-columns-repeated="1006"/>
        </table:table-row>
        <table:table-row table:style-name="ro1">
          <table:table-cell table:style-name="ce5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  <table:table-cell table:number-columns-repeated="1007"/>
        </table:table-row>
        <table:table-row table:style-name="ro1">
          <table:table-cell table:style-name="ce5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.500" Left; 7051 in S @ 1.500" Left; 7051 in S @ 2.500" Left, 7061 in Right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09" calcext:value-type="float">
            <text:p>9230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10" calcext:value-type="float">
            <text:p>92303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 and Right, 7051 in S @ 0.500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12" calcext:value-type="float">
            <text:p>9230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313" calcext:value-type="float">
            <text:p>9230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10-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42 in C Left; 7042 in A Left; 7061 in Right, 7051 in A Right @ 0.5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42" calcext:value-type="float">
            <text:p>70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14" calcext:value-type="float">
            <text:p>92303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@ 0.500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15" calcext:value-type="float">
            <text:p>92303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2"/>
          <table:table-cell table:style-name="ce21"/>
          <table:table-cell table:number-columns-repeated="1007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16" calcext:value-type="float">
            <text:p>92303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20-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  <table:table-cell table:style-name="ce22"/>
          <table:table-cell table:style-name="ce21"/>
          <table:table-cell table:style-name="ce23"/>
          <table:table-cell table:style-name="ce21" table:number-columns-repeated="2"/>
          <table:table-cell table:number-columns-repeated="1002"/>
        </table:table-row>
        <table:table-row table:style-name="ro1">
          <table:table-cell table:style-name="ce6" office:value-type="float" office:value="9230317" calcext:value-type="float">
            <text:p>923031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7.000"; 7051 in S @ 8.000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318" calcext:value-type="float">
            <text:p>92303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36 Left; 7036 Right, 7050 in U @ 1.000" (U Channel adjacent to taps)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23" calcext:value-type="float">
            <text:p>9230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1; 7050 in slot R at 2.0" from Left End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23" calcext:value-type="float">
            <text:p>9230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1; 7050 in slot R at 5.0" from Left End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float" office:value="9230325" calcext:value-type="float">
            <text:p>92303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; <text:s/>7051 in S @ 2.000"; 7051 in S @ 3.000"; 7051 in S @ 10.000" ; 7051 in S @ 11.000" from left, 7253 in S @ <text:s/>6.000"; 7253 in S @ <text:s/>7.000" from left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253" calcext:value-type="float">
            <text:p>7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326" calcext:value-type="float">
            <text:p>923032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Left; 7036 Right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327" calcext:value-type="float">
            <text:p>92303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10.000"; 7051 in S @ 11.000"; 7051 in S @ 12.000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31" calcext:value-type="float">
            <text:p>923033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2.000";7051 in S @ 3.000"; 7051 in S @ 4.000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6" office:value-type="float" office:value="9230332" calcext:value-type="float">
            <text:p>92303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2.500"; 7051 in R @ 9.500"; 7051 in R @ 10.500"; 7051 in R @ 11.500", 7051 in S @ 18.500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6" office:value-type="float" office:value="9230333" calcext:value-type="float">
            <text:p>92303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253 in S @ 5.500";7253 in S @ 6.500"; 7253 in S @7.500" from left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253" calcext:value-type="float">
            <text:p>72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34" calcext:value-type="float">
            <text:p>92303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in Left; 7036 in Right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6" office:value-type="float" office:value="9230335" calcext:value-type="float">
            <text:p>92303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<text:s/>in R Left @ 0.5"; 7051 <text:s/>in R Left @ 1.5";7051 <text:s/>in R Left @ 2.5";7051 <text:s/>in R Left @ 7.5"; 7051 <text:s/>in R Left @ 6.5"; 7051 <text:s/>in R Left @ 5.5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0336" calcext:value-type="float">
            <text:p>92303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20-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337" calcext:value-type="float">
            <text:p>92303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in Left; 7086 Right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338" calcext:value-type="float">
            <text:p>92303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6 Right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4" office:value-type="float" office:value="9230339" calcext:value-type="float">
            <text:p>92303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V Left @ 0.5"; 7051 <text:s/>in VV Left @ 0.5"; 7051 <text:s/>in U Left @ 0.5"; 7051 <text:s/>in V Right @ 0.5"; 7051 <text:s/>in VV Right @ 0.5"; 7051 <text:s/>in U Right @ 0.5";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340" calcext:value-type="float">
            <text:p>923034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42 in E Left; 7042 in H Left; 7051 in T Right @ 0.5"; 7051 in T Right @ 1.5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341" calcext:value-type="float">
            <text:p>923034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Left @ 2.250", 7051 in S <text:s/>Left @ 10.375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@ 4.250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, 7051 in S @ .500", 7051 in S @ 11.500"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9230909" calcext:value-type="float">
            <text:p>923090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2565" calcext:value-type="float">
            <text:p>9232565</text:p>
          </table:table-cell>
          <table:table-cell office:value-type="string" calcext:value-type="string">
            <text:p>AF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2570" calcext:value-type="float">
            <text:p>9232570</text:p>
          </table:table-cell>
          <table:table-cell office:value-type="string" calcext:value-type="string">
            <text:p>AG</text:p>
          </table:table-cell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6850" calcext:value-type="float">
            <text:p>9236850</text:p>
          </table:table-cell>
          <table:table-cell office:value-type="string" calcext:value-type="string">
            <text:p>AH</text:p>
          </table:table-cell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9230309F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one hole on each side, same channel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9230311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6 @ 45 degrees in Left w/ 7083 Counterbore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6" calcext:value-type="float">
            <text:p>70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83" calcext:value-type="float">
            <text:p>70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9230311b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9230314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42 in C Left; 7042 in A Left; 7061 in Right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4119" calcext:value-type="float">
            <text:p>9234119</text:p>
          </table:table-cell>
          <table:table-cell office:value-type="string" calcext:value-type="string">
            <text:p>AM</text:p>
          </table:table-cell>
          <table:table-cell office:value-type="float" office:value="4119" calcext:value-type="float">
            <text:p>41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4176" calcext:value-type="float">
            <text:p>9234176</text:p>
          </table:table-cell>
          <table:table-cell office:value-type="string" calcext:value-type="string">
            <text:p>AN</text:p>
          </table:table-cell>
          <table:table-cell office:value-type="float" office:value="4176" calcext:value-type="float">
            <text:p>4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4136" calcext:value-type="float">
            <text:p>9234136</text:p>
          </table:table-cell>
          <table:table-cell office:value-type="string" calcext:value-type="string">
            <text:p>AO</text:p>
          </table:table-cell>
          <table:table-cell office:value-type="float" office:value="4136" calcext:value-type="float">
            <text:p>4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4015" calcext:value-type="float">
            <text:p>9234015</text:p>
          </table:table-cell>
          <table:table-cell office:value-type="string" calcext:value-type="string">
            <text:p>AP</text:p>
          </table:table-cell>
          <table:table-cell office:value-type="float" office:value="4015" calcext:value-type="float">
            <text:p>40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4166" calcext:value-type="float">
            <text:p>9234166</text:p>
          </table:table-cell>
          <table:table-cell office:value-type="string" calcext:value-type="string">
            <text:p>AQ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4118" calcext:value-type="float">
            <text:p>9234118</text:p>
          </table:table-cell>
          <table:table-cell office:value-type="string" calcext:value-type="string">
            <text:p>AR</text:p>
          </table:table-cell>
          <table:table-cell office:value-type="float" office:value="4118" calcext:value-type="float">
            <text:p>41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4107" calcext:value-type="float">
            <text:p>9234107</text:p>
          </table:table-cell>
          <table:table-cell office:value-type="string" calcext:value-type="string">
            <text:p>AS</text:p>
          </table:table-cell>
          <table:table-cell office:value-type="float" office:value="4107" calcext:value-type="float">
            <text:p>4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393" calcext:value-type="float">
            <text:p>9233393</text:p>
          </table:table-cell>
          <table:table-cell/>
          <table:table-cell office:value-type="float" office:value="3393" calcext:value-type="float">
            <text:p>339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381" calcext:value-type="float">
            <text:p>9233381</text:p>
          </table:table-cell>
          <table:table-cell/>
          <table:table-cell office:value-type="float" office:value="3381" calcext:value-type="float">
            <text:p>33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395" calcext:value-type="float">
            <text:p>9233395</text:p>
          </table:table-cell>
          <table:table-cell/>
          <table:table-cell office:value-type="float" office:value="3395" calcext:value-type="float">
            <text:p>33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4503" calcext:value-type="float">
            <text:p>9234503</text:p>
          </table:table-cell>
          <table:table-cell office:value-type="string" calcext:value-type="string">
            <text:p>AT</text:p>
          </table:table-cell>
          <table:table-cell office:value-type="float" office:value="4503" calcext:value-type="float">
            <text:p>45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321" calcext:value-type="float">
            <text:p>9233321</text:p>
          </table:table-cell>
          <table:table-cell/>
          <table:table-cell office:value-type="float" office:value="3321" calcext:value-type="float">
            <text:p>3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305" calcext:value-type="float">
            <text:p>9233305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307" calcext:value-type="float">
            <text:p>9233307</text:p>
          </table:table-cell>
          <table:table-cell/>
          <table:table-cell office:value-type="float" office:value="3307" calcext:value-type="float">
            <text:p>33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065" calcext:value-type="float">
            <text:p>9233065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080" calcext:value-type="float">
            <text:p>9233080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258" calcext:value-type="float">
            <text:p>9233258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376" calcext:value-type="float">
            <text:p>9233376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416" calcext:value-type="float">
            <text:p>9233416</text:p>
          </table:table-cell>
          <table:table-cell/>
          <table:table-cell office:value-type="float" office:value="3059" calcext:value-type="float">
            <text:p>30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416" calcext:value-type="float">
            <text:p>9233416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float" office:value="9236416" calcext:value-type="float">
            <text:p>9236416</text:p>
          </table:table-cell>
          <table:table-cell office:value-type="string" calcext:value-type="string">
            <text:p>AU</text:p>
          </table:table-cell>
          <table:table-cell office:value-type="float" office:value="6416" calcext:value-type="float">
            <text:p>64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10 S 4" SINGLE FLANGE BEARINGBRAKE KIT READY <text:s text:c="14"/>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9236540" calcext:value-type="float">
            <text:p>9236540</text:p>
          </table:table-cell>
          <table:table-cell/>
          <table:table-cell table:style-name="ce13" office:value-type="string" calcext:value-type="string">
            <text:p>11-65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M6 X 40mm SHCS [BLACK] <text:s text:c="29"/></text:p>
          </table:table-cell>
          <table:table-cell table:number-columns-repeated="1010"/>
        </table:table-row>
        <table:table-row table:style-name="ro1">
          <table:table-cell table:number-columns-repeated="1018"/>
        </table:table-row>
        <table:table-row table:style-name="ro1" table:number-rows-repeated="152">
          <table:table-cell table:style-name="ce5"/>
          <table:table-cell table:number-columns-repeated="1017"/>
        </table:table-row>
        <table:table-row table:style-name="ro1" table:number-rows-repeated="1048275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BOM" style:display-name="PageStyle_Export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t Martin</meta:initial-creator>
    <meta:creation-date>2015-03-09T21:01:21</meta:creation-date>
    <dc:date>2020-06-29T16:41:12.690929523</dc:date>
    <meta:generator>LibreOffice/6.3.6.2$Linux_X86_64 LibreOffice_project/30$Build-2</meta:generator>
    <meta:editing-duration>PT1M19S</meta:editing-duration>
    <meta:editing-cycles>1</meta:editing-cycles>
    <meta:document-statistic meta:table-count="1" meta:cell-count="7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